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8032" calcext:value-type="float">
            <text:p>54.3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1936" calcext:value-type="float">
            <text:p>54.3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7176" calcext:value-type="float">
            <text:p>54.3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7176" calcext:value-type="float">
            <text:p>54.3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8032" calcext:value-type="float">
            <text:p>54.3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1936" calcext:value-type="float">
            <text:p>54.3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8304" calcext:value-type="float">
            <text:p>54.2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944" calcext:value-type="float">
            <text:p>53.6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848" calcext:value-type="float">
            <text:p>53.6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944" calcext:value-type="float">
            <text:p>53.6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848" calcext:value-type="float">
            <text:p>53.6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848" calcext:value-type="float">
            <text:p>53.6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944" calcext:value-type="float">
            <text:p>53.6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944" calcext:value-type="float">
            <text:p>53.6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8304" calcext:value-type="float">
            <text:p>54.2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2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5944" calcext:value-type="float">
            <text:p>54.4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8992" calcext:value-type="float">
            <text:p>54.4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8992" calcext:value-type="float">
            <text:p>54.4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8992" calcext:value-type="float">
            <text:p>54.4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3376" calcext:value-type="float">
            <text:p>54.4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4712" calcext:value-type="float">
            <text:p>54.4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252" calcext:value-type="float">
            <text:p>54.4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6424" calcext:value-type="float">
            <text:p>54.4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3752" calcext:value-type="float">
            <text:p>54.4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8032" calcext:value-type="float">
            <text:p>54.3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8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1936" calcext:value-type="float">
            <text:p>54.3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5464" calcext:value-type="float">
            <text:p>54.3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3752" calcext:value-type="float">
            <text:p>54.4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3752" calcext:value-type="float">
            <text:p>54.4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3752" calcext:value-type="float">
            <text:p>54.4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9472" calcext:value-type="float">
            <text:p>54.4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6904" calcext:value-type="float">
            <text:p>54.4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6424" calcext:value-type="float">
            <text:p>54.4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8992" calcext:value-type="float">
            <text:p>54.4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8032" calcext:value-type="float">
            <text:p>54.3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944" calcext:value-type="float">
            <text:p>53.6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6032" calcext:value-type="float">
            <text:p>53.5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86" calcext:value-type="float">
            <text:p>53.5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6408" calcext:value-type="float">
            <text:p>53.5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7264" calcext:value-type="float">
            <text:p>53.5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1168" calcext:value-type="float">
            <text:p>53.5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2024" calcext:value-type="float">
            <text:p>53.5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9832" calcext:value-type="float">
            <text:p>53.5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9832" calcext:value-type="float">
            <text:p>53.5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9832" calcext:value-type="float">
            <text:p>53.5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3736" calcext:value-type="float">
            <text:p>53.5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4592" calcext:value-type="float">
            <text:p>53.5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0688" calcext:value-type="float">
            <text:p>53.5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0688" calcext:value-type="float">
            <text:p>53.5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9832" calcext:value-type="float">
            <text:p>53.5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0688" calcext:value-type="float">
            <text:p>53.5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4592" calcext:value-type="float">
            <text:p>53.5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0688" calcext:value-type="float">
            <text:p>53.5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0688" calcext:value-type="float">
            <text:p>53.5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4592" calcext:value-type="float">
            <text:p>53.5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6304" calcext:value-type="float">
            <text:p>53.4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4592" calcext:value-type="float">
            <text:p>53.5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5072" calcext:value-type="float">
            <text:p>53.5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2024" calcext:value-type="float">
            <text:p>53.5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5072" calcext:value-type="float">
            <text:p>53.5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5072" calcext:value-type="float">
            <text:p>53.5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4216" calcext:value-type="float">
            <text:p>53.5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6408" calcext:value-type="float">
            <text:p>53.5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6408" calcext:value-type="float">
            <text:p>53.5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2024" calcext:value-type="float">
            <text:p>53.5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9456" calcext:value-type="float">
            <text:p>53.5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6408" calcext:value-type="float">
            <text:p>53.5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6408" calcext:value-type="float">
            <text:p>53.5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9456" calcext:value-type="float">
            <text:p>53.5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6408" calcext:value-type="float">
            <text:p>53.5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7264" calcext:value-type="float">
            <text:p>53.5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4216" calcext:value-type="float">
            <text:p>53.5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1168" calcext:value-type="float">
            <text:p>53.5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7264" calcext:value-type="float">
            <text:p>53.5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6408" calcext:value-type="float">
            <text:p>53.5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6408" calcext:value-type="float">
            <text:p>53.5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7264" calcext:value-type="float">
            <text:p>53.5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5552" calcext:value-type="float">
            <text:p>53.5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4696" calcext:value-type="float">
            <text:p>53.5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6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8304" calcext:value-type="float">
            <text:p>54.2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8304" calcext:value-type="float">
            <text:p>54.2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5736" calcext:value-type="float">
            <text:p>54.2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156" calcext:value-type="float">
            <text:p>54.3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3752" calcext:value-type="float">
            <text:p>54.4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3752" calcext:value-type="float">
            <text:p>54.4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6904" calcext:value-type="float">
            <text:p>54.4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6904" calcext:value-type="float">
            <text:p>54.4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3752" calcext:value-type="float">
            <text:p>54.4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7176" calcext:value-type="float">
            <text:p>54.3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8032" calcext:value-type="float">
            <text:p>54.3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1936" calcext:value-type="float">
            <text:p>54.3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1936" calcext:value-type="float">
            <text:p>54.3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1936" calcext:value-type="float">
            <text:p>54.3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7656" calcext:value-type="float">
            <text:p>54.3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156" calcext:value-type="float">
            <text:p>54.3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5464" calcext:value-type="float">
            <text:p>54.3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1936" calcext:value-type="float">
            <text:p>54.3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1936" calcext:value-type="float">
            <text:p>54.3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5736" calcext:value-type="float">
            <text:p>54.2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5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944" calcext:value-type="float">
            <text:p>53.6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0792" calcext:value-type="float">
            <text:p>53.5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0792" calcext:value-type="float">
            <text:p>53.5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0792" calcext:value-type="float">
            <text:p>53.5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1648" calcext:value-type="float">
            <text:p>53.5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5552" calcext:value-type="float">
            <text:p>53.5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6408" calcext:value-type="float">
            <text:p>53.5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4216" calcext:value-type="float">
            <text:p>53.5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2024" calcext:value-type="float">
            <text:p>53.5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5072" calcext:value-type="float">
            <text:p>53.5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2024" calcext:value-type="float">
            <text:p>53.5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0688" calcext:value-type="float">
            <text:p>53.5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8496" calcext:value-type="float">
            <text:p>53.4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5448" calcext:value-type="float">
            <text:p>53.4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9352" calcext:value-type="float">
            <text:p>53.4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6304" calcext:value-type="float">
            <text:p>53.4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9352" calcext:value-type="float">
            <text:p>53.4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6304" calcext:value-type="float">
            <text:p>53.4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716" calcext:value-type="float">
            <text:p>53.4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4968" calcext:value-type="float">
            <text:p>53.4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3632" calcext:value-type="float">
            <text:p>53.4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7536" calcext:value-type="float">
            <text:p>53.4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8392" calcext:value-type="float">
            <text:p>53.4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4112" calcext:value-type="float">
            <text:p>53.4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4112" calcext:value-type="float">
            <text:p>53.4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4112" calcext:value-type="float">
            <text:p>53.4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4968" calcext:value-type="float">
            <text:p>53.4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4968" calcext:value-type="float">
            <text:p>53.4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4968" calcext:value-type="float">
            <text:p>53.4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5824" calcext:value-type="float">
            <text:p>53.4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4592" calcext:value-type="float">
            <text:p>53.5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5072" calcext:value-type="float">
            <text:p>53.5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1168" calcext:value-type="float">
            <text:p>53.5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1168" calcext:value-type="float">
            <text:p>53.5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4216" calcext:value-type="float">
            <text:p>53.5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4216" calcext:value-type="float">
            <text:p>53.5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7264" calcext:value-type="float">
            <text:p>53.5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6408" calcext:value-type="float">
            <text:p>53.5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2504" calcext:value-type="float">
            <text:p>53.5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6408" calcext:value-type="float">
            <text:p>53.5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944" calcext:value-type="float">
            <text:p>53.6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244</text:p>
          </table:table-cell>
          <table:table-cell office:value-type="string" calcext:value-type="string">
            <text:p>201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8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586" meta:object-count="0"/>
    <meta:user-defined meta:name="AppVersion">3.0</meta:user-defined>
  </office:meta>
</office:document-meta>
</file>